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2efa7f" officeooo:paragraph-rsid="002766c2" style:font-size-asian="7pt" style:font-size-complex="7pt"/>
    </style:style>
    <style:style style:name="P2" style:family="paragraph" style:parent-style-name="Text_20_body">
      <style:text-properties officeooo:rsid="00240e88" officeooo:paragraph-rsid="002a06a4"/>
    </style:style>
    <style:style style:name="T1" style:family="text">
      <style:text-properties officeooo:rsid="0028143b"/>
    </style:style>
    <style:style style:name="T2" style:family="text">
      <style:text-properties officeooo:rsid="0029799f"/>
    </style:style>
    <style:style style:name="T3" style:family="text">
      <style:text-properties officeooo:rsid="002a06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perating system abstraction layer</text:h>
      <text:p text:style-name="P1">180727, updated <text:span text:style-name="T1">7</text:span>.<text:span text:style-name="T1">7</text:span>.2019/pekka</text:p>
      <text:p text:style-name="P2"><text:span text:style-name="T1">The IOCOM library needs separate </text:span>operating system abstraction layer, <text:span text:style-name="T2">called eosal</text:span> <text:span text:style-name="T1">library. The eosal </text:span>wraps operating system and hardware dependent functionality <text:span text:style-name="T3">as function call interface. This interface is is similar for all platforms:</text:span> Purpose of the <text:span text:style-name="T1">operating system abstraction </text:span>is to separate platform dependent code from the bulk of the library. <text:span text:style-name="T3">Thus the IOCOM library can run on multiple platforms, like Windows, Linux and several micro-controllers, and be ported to new 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1T12:32:04.336350952</dc:date>
    <meta:editing-duration>PT47M24S</meta:editing-duration>
    <meta:editing-cycles>15</meta:editing-cycles>
    <meta:generator>LibreOffice/6.2.4.2$Linux_X86_64 LibreOffice_project/20$Build-2</meta:generator>
    <meta:document-statistic meta:table-count="0" meta:image-count="0" meta:object-count="0" meta:page-count="1" meta:paragraph-count="3" meta:word-count="79" meta:character-count="548" meta:non-whitespace-character-count="472"/>
  </office:meta>
</office:document-meta>
</file>